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86.44mm"/>
    </style:style>
    <style:style style:name="co3" style:family="table-column">
      <style:table-column-properties fo:break-before="auto" style:column-width="6.35mm"/>
    </style:style>
    <style:style style:name="ro1" style:family="table-row">
      <style:table-row-properties style:row-height="5.01mm" fo:break-before="auto" style:use-optimal-row-height="false"/>
    </style:style>
    <style:style style:name="ro2" style:family="table-row">
      <style:table-row-properties style:row-height="5.03mm" fo:break-before="auto" style:use-optimal-row-height="false"/>
    </style:style>
    <style:style style:name="ro3" style:family="table-row">
      <style:table-row-properties style:row-height="12.91mm" fo:break-before="auto" style:use-optimal-row-height="false"/>
    </style:style>
    <style:style style:name="ro4" style:family="table-row">
      <style:table-row-properties style:row-height="8.96mm" fo:break-before="auto" style:use-optimal-row-height="false"/>
    </style:style>
    <style:style style:name="ro5" style:family="table-row">
      <style:table-row-properties style:row-height="8.47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transparent" fo:wrap-option="wrap"/>
    </style:style>
    <style:style style:name="ce6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bbe33d"/>
    </style:style>
  </office:automatic-styles>
  <office:body>
    <office:spreadsheet>
      <table:calculation-settings table:automatic-find-labels="false" table:use-regular-expressions="false" table:use-wildcards="true" table:null-year="1960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 table:number-rows-repeated="2">
          <table:table-cell table:number-columns-repeated="3"/>
        </table:table-row>
        <table:table-row table:style-name="ro2">
          <table:table-cell table:style-name="ce1" office:value-type="string" calcext:value-type="string">
            <text:p>todo</text:p>
          </table:table-cell>
          <table:table-cell table:number-columns-repeated="2"/>
        </table:table-row>
        <table:table-row table:style-name="ro2">
          <table:table-cell table:style-name="ce1"/>
          <table:table-cell office:value-type="string" calcext:value-type="string">
            <text:p>Buttons für Main Window hinzufügen</text:p>
          </table:table-cell>
          <table:table-cell/>
        </table:table-row>
        <table:table-row table:style-name="ro2">
          <table:table-cell table:style-name="ce1"/>
          <table:table-cell office:value-type="string" calcext:value-type="string">
            <text:p>Button actions </text:p>
          </table:table-cell>
          <table:table-cell/>
        </table:table-row>
        <table:table-row table:style-name="ro2">
          <table:table-cell table:style-name="ce1"/>
          <table:table-cell table:style-name="ce2" office:value-type="string" calcext:value-type="string">
            <text:p>Buttons disablen</text:p>
          </table:table-cell>
          <table:table-cell/>
        </table:table-row>
        <table:table-row table:style-name="ro2">
          <table:table-cell table:style-name="ce1"/>
          <table:table-cell table:style-name="ce2" office:value-type="string" calcext:value-type="string">
            <text:p>Optionen Menu erstellen</text:p>
          </table:table-cell>
          <table:table-cell table:style-name="ce6"/>
        </table:table-row>
        <table:table-row table:style-name="ro2">
          <table:table-cell table:style-name="ce1"/>
          <table:table-cell table:style-name="ce2" office:value-type="string" calcext:value-type="string">
            <text:p>Erstellen nutzen, um ursprünglichen Datensatz zu erstellen</text:p>
          </table:table-cell>
          <table:table-cell table:style-name="ce3"/>
        </table:table-row>
        <table:table-row table:style-name="ro2">
          <table:table-cell table:style-name="ce1"/>
          <table:table-cell table:style-name="ce2" office:value-type="string" calcext:value-type="string">
            <text:p>Karten-ID automatisch erstellen lassen</text:p>
          </table:table-cell>
          <table:table-cell table:style-name="ce4"/>
        </table:table-row>
        <table:table-row table:style-name="ro2">
          <table:table-cell table:style-name="ce1"/>
          <table:table-cell table:style-name="ce2" office:value-type="string" calcext:value-type="string">
            <text:p>Sortier- und Filter-funktionen erstellen</text:p>
          </table:table-cell>
          <table:table-cell/>
        </table:table-row>
        <table:table-row table:style-name="ro2">
          <table:table-cell table:style-name="ce1"/>
          <table:table-cell office:value-type="string" calcext:value-type="string">
            <text:p>Profil einmalig automatisch populieren</text:p>
          </table:table-cell>
          <table:table-cell/>
        </table:table-row>
        <table:table-row table:style-name="ro2">
          <table:table-cell table:style-name="ce1"/>
          <table:table-cell office:value-type="string" calcext:value-type="string">
            <text:p>danach immer nur Karten-IDs hinzufügen, wenn Karte das erste Mal gewertet (gesucht und nicht gefunden) wird</text:p>
          </table:table-cell>
          <table:table-cell/>
        </table:table-row>
        <table:table-row table:style-name="ro2">
          <table:table-cell table:style-name="ce1"/>
          <table:table-cell office:value-type="string" calcext:value-type="string">
            <text:p>Dialog-Panes erstellen: Laden, Speichern, Eingabe-Fehler… </text:p>
          </table:table-cell>
          <table:table-cell/>
        </table:table-row>
        <table:table-row table:style-name="ro2">
          <table:table-cell table:style-name="ce1"/>
          <table:table-cell office:value-type="string" calcext:value-type="string">
            <text:p>Profil attribut managen: Karteikarte zuletzt gesehen (DateTime) / zuletzt richtig beantwortet</text:p>
          </table:table-cell>
          <table:table-cell/>
        </table:table-row>
        <table:table-row table:style-name="ro3">
          <table:table-cell table:style-name="ce1"/>
          <table:table-cell office:value-type="string" calcext:value-type="string">
            <text:p><text:s text:c="3"/>setze Wert von DateTime bei erstellen (wenn das erste Mal darauf zugegriffen wird und Profil merkt, dieser Eintrag existiert noch nicht) auf now-minus-30-years (Wenn Set mit Karte gestartet + nach Zeit sortiert wird), dann wenn Karte tatsächlich gezeigt wird setze Angeschaut auf jetzt, wenn richtig setze auch zweiten Wert</text:p>
          </table:table-cell>
          <table:table-cell/>
        </table:table-row>
        <table:table-row table:style-name="ro2">
          <table:table-cell table:style-name="ce1"/>
          <table:table-cell office:value-type="string" calcext:value-type="string">
            <text:p>Profil: DateTimeFormatter definieren → stattdessen auf Data <text:s/>verschoben.</text:p>
          </table:table-cell>
          <table:table-cell table:style-name="ce4"/>
        </table:table-row>
        <table:table-row table:style-name="ro2">
          <table:table-cell table:style-name="ce1"/>
          <table:table-cell office:value-type="string" calcext:value-type="string">
            <text:p>Profil: toString() anpassen</text:p>
          </table:table-cell>
          <table:table-cell/>
        </table:table-row>
        <table:table-row table:style-name="ro2">
          <table:table-cell table:style-name="ce1"/>
          <table:table-cell office:value-type="string" calcext:value-type="string">
            <text:p>Karteikarte erstellen: wenn Eingabe Zahl beinhaltet, Fehler-Message anzeigen</text:p>
          </table:table-cell>
          <table:table-cell/>
        </table:table-row>
        <table:table-row table:style-name="ro2">
          <table:table-cell table:style-name="ce1"/>
          <table:table-cell office:value-type="string" calcext:value-type="string">
            <text:p>Hardcoded Data.populate() anpassen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Nur dann Daten speichern, wenn ein bestimmter Boolean während des Programmablaufes auf true gesetzt wurde (hat der User neue Daten eingegeben?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Data.datenSpeichern() und Data.datenLaden() anpassen, sodass nicht nur Testset geladen/gespeichert wird, sondern auch…</text:p>
          </table:table-cell>
          <table:table-cell table:style-name="ce3"/>
        </table:table-row>
        <table:table-row table:style-name="ro2">
          <table:table-cell/>
          <table:table-cell office:value-type="string" calcext:value-type="string">
            <text:p><text:s text:c="3"/>Die Änderungen der Konfiguratione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 text:c="3"/>Die Änderungen am Profi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 text:c="3"/>Die Änderungen an bestehenden und die neuen Sets</text:p>
          </table:table-cell>
          <table:table-cell table:style-name="ce3"/>
        </table:table-row>
        <table:table-row table:style-name="ro4">
          <table:table-cell/>
          <table:table-cell office:value-type="string" calcext:value-type="string">
            <text:p>Dialog zum Erstellen einer neuen Karte anpassen: bereits bestehende Lernfelder aus Menu auswählen oder neues Lernfeld eingebe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structor Karteikarte(String, String, String usw.) anpassen: Lernfeld als ersten Tag nutzen</text:p>
          </table:table-cell>
          <table:table-cell table:style-name="ce4"/>
        </table:table-row>
        <table:table-row table:style-name="ro4">
          <table:table-cell/>
          <table:table-cell office:value-type="string" calcext:value-type="string">
            <text:p>User-Input validation: Wenn eine neue Karte eingegeben wird und die Werte leer / anderweitig nicht in Ordnung sind…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Wenn das in standard.json gespeicherte Profil noch “Standard” heißt (am Anfang), dann fordere den User auf, den Namen des Profiles zu ändern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Attribut Farbe von Sets oder von Tags, andere Optionen währen “Ohne farbliche Kennzeichnung” → alles weiß, oder automatisches Färben: rötlich wenn zuletzt falsch beantwortet, grünlich wenn zuletzt korrekt, weiß wenn zum ersten Mal.</text:p>
          </table:table-cell>
          <table:table-cell table:style-name="ce3"/>
        </table:table-row>
        <table:table-row table:style-name="ro2">
          <table:table-cell/>
          <table:table-cell office:value-type="string" calcext:value-type="string">
            <text:p>look at multithreading for the operations of loading data, especially when there are many files to save or load.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Klasse Optionen mit Enums für Farbmodus (aus welchem Grund, wenn überhaupt, sind Karten gefärbt) und ähnliche Konfigurationen mit mehreren, aber endlichen und streng definierten Wahlmöglichkeiten.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Main.close() anpassen, sodass der Nutzer gefragt wird, ob evtl. bestehende ungespeicherte Änderungen gespeichert werden sollen oder nicht, wenn nicht durch Button “Speichern und Beenden” aufgerufen (sondern durch rotes X oder ALT-F4 oder so.)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Enum aller bisher verwendeten Tags, das aus .config geladen wird → dort als Map vorhanden, die Tags mit Farben verbindet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 den Optionen: User Speicherort für config-Ordner festlegen lassen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enn App fertig ist, als .exe gespeichert zu werden, entferne testset.json und Karteikarten-config Files/Directori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enn ein neues Set erstellt wird, checke ob der Name bereits existiert…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alog-Pane Karte erstellen anpassen: Input Strings in Text-Areas mit automatischem Zeilenumbruch…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Karten löschen lassen (Aus sämtlichen Sets, in denen sie enthalten ist, entfernen – und die Sets als geändert markieren (boolean))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Teil von Konfig: Map mit allen Tags(key) und der Anzahl des Vorkommens(value) – wenn karte entfernt wird, ändere die Werte, wenn value=0 entferne Tag aus Liste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Dadurch möglich: Karten nach bestimmten Tags (aus Master-Liste) filtern, bereits bestehende Tags bereitstellen wenn neue Karte erstellt wird…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Selbes für Lernfelder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Wertung einer Karte durch Profil nicht nur für Farbe nutzen, sondern auch zusammen mit TimeDate um zu filtern (Stufe 1 (Wert &lt;= 0) → täglich, Stufe 2 (Wert = 1) →Aller zwei Tage, …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 Scrollbar to MainMenu TilePane (falls zu wenig Platz für alle Sets ist…)</text:p>
          </table:table-cell>
          <table:table-cell/>
        </table:table-row>
        <table:table-row table:style-name="ro1">
          <table:table-cell/>
          <table:table-cell table:style-name="Default"/>
          <table:table-cell/>
        </table:table-row>
        <table:table-row table:style-name="ro1" table:number-rows-repeated="104853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currency-style style:name="N117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0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3P0"/>
    </number:currency-style>
    <number:number-style style:name="N12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currency-style style:name="N129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31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31P0"/>
    </number:currency-style>
    <number:date-style style:name="N132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3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4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5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7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8">
      <number:day number:calendar="jewish"/>
      <number:text> </number:text>
      <number:month number:calendar="jewish" number:style="long" number:textual="true"/>
    </number:date-style>
    <number:date-style style:name="N139">
      <number:month number:calendar="jewish" number:style="long" number:textual="true"/>
      <number:text> </number:text>
      <number:day number:calendar="jewish"/>
    </number:date-style>
    <number:date-style style:name="N140">
      <number:month number:calendar="jewish" number:style="long" number:textual="true"/>
      <number:text> </number:text>
      <number:year number:calendar="jewish" number:style="long"/>
    </number:date-style>
    <number:date-style style:name="N141">
      <number:month number:calendar="jewish" number:style="long" number:textual="true"/>
    </number:date-style>
    <number:number-style style:name="N10114" number:language="de" number:country="DE" loext:transliteration-spellout="title cardinal" number:transliteration-language="de" number:transliteration-country="DE">
      <number:number number:decimal-places="0" number:min-decimal-places="0" number:min-integer-digits="1"/>
    </number:number-style>
    <number:number-style style:name="N10115" number:language="de" number:country="DE" loext:transliteration-spellout="title USD" number:transliteration-language="de" number:transliteration-country="DE">
      <number:number number:decimal-places="0" number:min-decimal-places="0" number:min-integer-digits="1"/>
    </number:number-style>
    <number:number-style style:name="N10116" number:language="de" number:country="DE" loext:transliteration-spellout="title USD" number:transliteration-language="de" number:transliteration-country="DE">
      <number:number number:decimal-places="2" number:min-decimal-places="2" number:min-integer-digits="1"/>
    </number:number-style>
    <number:number-style style:name="N10117" number:language="de" number:country="DE" loext:transliteration-spellout="upper USD" number:transliteration-language="de" number:transliteration-country="DE">
      <number:number number:decimal-places="0" number:min-decimal-places="0" number:min-integer-digits="1"/>
    </number:number-style>
    <number:number-style style:name="N10118" number:language="de" number:country="DE" loext:transliteration-spellout="upper USD" number:transliteration-language="de" number:transliteration-country="DE"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2">00.00.0000</text:date>, <text:time style:data-style-name="N2" text:time-value="12:45:12.0381002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1T11:41:47.535000000</meta:creation-date>
    <dc:date>2026-04-12T22:03:00.506676070</dc:date>
    <meta:editing-duration>PT10H33M10S</meta:editing-duration>
    <meta:editing-cycles>11</meta:editing-cycles>
    <meta:generator>LibreOffice/25.8.6.2$Linux_X86_64 LibreOffice_project/9ad09ed4e41fba5287dcc205220c6d606e1ac75e</meta:generator>
    <meta:document-statistic meta:table-count="1" meta:cell-count="41" meta:object-count="0"/>
  </office:meta>
</office:document-meta>
</file>